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Scripting in Python 04.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Scripting in Python - Part 04 - Guide</text:span></text:p>
      <text:list xml:id="list3021180997" text:style-name="WWNum1">
        <text:list-item>
          <text:p text:style-name="P15"><text:bookmark text:name="_dbh0n1vac4c8"/>What to do?</text:p>
        </text:list-item>
      </text:list>
      <text:p text:style-name="Standard">In this unit, we are going to show you use While and For loops in Python.</text:p>
      <text:p text:style-name="Standard">You should read “<text:span text:style-name="T9">A bite of Python – Part 3</text:span>” <text:s/>in order to see examples related to those loops.</text:p>
      <text:list xml:id="list110427051432244" text:continue-numbering="true" text:style-name="WWNum1">
        <text:list-item>
          <text:p text:style-name="P15"><text:bookmark text:name="_2ralq97hoyy8"/>I have finished reading “A byte of Python – Part 3”. What should I do next?</text:p>
        </text:list-item>
      </text:list>
      <text:p text:style-name="Standard">We have provided several non-assessable activities. They are available in “<text:span text:style-name="T10">Scripting in Python - Part 04 - Activities 01</text:span>” file. You should try to solve them and ask doubts in forums.</text:p>
      <text:list xml:id="list110426057987882" text:continue-numbering="true" text:style-name="WWNum1">
        <text:list-item>
          <text:p text:style-name="P15"><text:bookmark text:name="_d6d8liu3srtz"/>Information</text:p>
        </text:list-item>
      </text:list>
      <text:p text:style-name="P6">You can find more information and example in these links:</text:p>
      <text:list xml:id="list2659410304" text:style-name="WWNum2">
        <text:list-item>
          <text:p text:style-name="P7"><text:a xlink:type="simple" xlink:href="https://www.snakify.org/es/lessons/while_loop/" text:style-name="ListLabel_20_10" text:visited-style-name="ListLabel_20_10"><text:span text:style-name="T12">https://www.snakify.org/es/lessons/while_loop/</text:span></text:a></text:p>
        </text:list-item>
        <text:list-item>
          <text:p text:style-name="P8"><text:a xlink:type="simple" xlink:href="https://www.w3schools.com/python/python_while_loops.asp" text:style-name="ListLabel_20_10" text:visited-style-name="ListLabel_20_10"><text:span text:style-name="T12">https://www.w3schools.com/python/python_while_loops.asp</text:span></text:a></text:p>
        </text:list-item>
        <text:list-item>
          <text:p text:style-name="P8"><text:a xlink:type="simple" xlink:href="https://www.digitalocean.com/community/tutorials/how-to-construct-while-loops-in-python-3" text:style-name="ListLabel_20_10" text:visited-style-name="ListLabel_20_10"><text:span text:style-name="T12">https://www.digitalocean.com/community/tutorials/how-to-construct-while-loops-in-python-3</text:span></text:a></text:p>
        </text:list-item>
        <text:list-item>
          <text:p text:style-name="P8"><text:a xlink:type="simple" xlink:href="https://wiki.python.org/moin/ForLoop" text:style-name="ListLabel_20_10" text:visited-style-name="ListLabel_20_10"><text:span text:style-name="T12">https://wiki.python.org/moin/ForLoop</text:span></text:a> <text:tab/></text:p>
        </text:list-item>
        <text:list-item>
          <text:p text:style-name="P9"><text:a xlink:type="simple" xlink:href="https://www.learnpython.org/es/Loops" text:style-name="ListLabel_20_10" text:visited-style-name="ListLabel_20_10"><text:span text:style-name="T12">https://www.learnpython.org/es/Loops<text:line-break/></text:span></text:a> <text:tab/>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4</text:span></text:p>
      </style:header>
      <style:footer>
        <text:p text:style-name="MP4"><text:span text:style-name="MT1">CFGS DAM/DAW<text:tab/><text:tab/>Scripting in Python - Par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153" meta:character-count="1069" meta:non-whitespace-character-count="931"/>
    <meta:generator>LibreOfficeDev/6.0.5.2$Linux_X86_64 LibreOffice_project/</meta:generator>
  </office:meta>
</office:document-meta>
</file>